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1.4cm" fo:min-width="3.7cm" fo:wrap-option="wrap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cm" fo:min-width="4.85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95cm" fo:min-width="4.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35cm" fo:min-width="6.3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8.4cm" svg:height="3.3cm" svg:x="4.9cm" svg:y="5.6cm">
          <text:p text:style-name="P1">Liczba 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5.715cm" svg:height="1.578cm" draw:transform="skewX (0.736878010192006) rotate (0.0153588974175501) translate (14.008cm 19.4cm)">
          <text:p text:style-name="P1">drukuj x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0.7cm" svg:height="3.9cm" svg:x="6cm" svg:y="12.2cm">
          <text:p text:style-name="P1">if x %2 == 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4.6cm" svg:height="2cm" svg:x="2.6cm" svg:y="1.6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3cm" svg:height="2.2cm" svg:x="5.5cm" svg:y="22.8cm">
          <text:p text:style-name="P1">Konie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8cm" svg:height="3.6cm" svg:x="12.5cm" svg:y="25.6cm">
          <text:p text:style-name="P1">Program drukuje liczby dwucyfrowe w zakresie od 10 do 100 które są podzielne przez 3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1.35cm" svg:y1="16.1cm" svg:x2="13.304cm" svg:y2="20.2cm" draw:start-shape="id1" draw:start-glue-point="6" draw:end-shape="id2" draw:end-glue-point="3" svg:d="M11350 16100l1954 4100" svg:viewBox="0 0 1955 4101">
          <text:p text:style-name="P4">TAK</text:p>
        </draw:connector>
        <draw:connector draw:style-name="gr8" draw:text-style-name="P5" draw:layer="layout" draw:type="line" svg:x1="4.9cm" svg:y1="3.6cm" svg:x2="9.1cm" svg:y2="5.6cm" draw:start-shape="id3" draw:start-glue-point="2" draw:end-shape="id4" draw:end-glue-point="4" svg:d="M4900 3600l4200 2000" svg:viewBox="0 0 4201 2001">
          <text:p/>
        </draw:connector>
        <draw:connector draw:style-name="gr8" draw:text-style-name="P5" draw:layer="layout" svg:x1="4.9cm" svg:y1="7.25cm" svg:x2="5.5cm" svg:y2="23.9cm" draw:start-shape="id4" draw:start-glue-point="5" draw:end-shape="id5" draw:end-glue-point="3" svg:d="M4900 7250h-501v16650h1101" svg:viewBox="0 0 1102 16651">
          <text:p/>
        </draw:connector>
        <draw:frame draw:style-name="gr9" draw:text-style-name="P6" draw:layer="layout" svg:width="2.1cm" svg:height="1.4cm" svg:x="1.9cm" svg:y="15.3cm">
          <draw:text-box>
            <text:p>NIE</text:p>
          </draw:text-box>
        </draw:frame>
        <draw:connector draw:style-name="gr8" draw:text-style-name="P5" draw:layer="layout" draw:type="line" svg:x1="9.1cm" svg:y1="8.9cm" svg:x2="11.35cm" svg:y2="12.2cm" draw:start-shape="id4" draw:start-glue-point="6" draw:end-shape="id1" draw:end-glue-point="4" svg:d="M9100 8900l2250 3300" svg:viewBox="0 0 2251 3301">
          <text:p/>
        </draw:connector>
        <draw:frame draw:style-name="gr10" draw:text-style-name="P6" draw:layer="layout" svg:width="3.4cm" svg:height="1.3cm" svg:x="7.7cm" svg:y="10.4cm">
          <draw:text-box>
            <text:p>TAK</text:p>
          </draw:text-box>
        </draw:frame>
        <draw:connector draw:style-name="gr7" draw:text-style-name="P5" draw:layer="layout" svg:x1="16.7cm" svg:y1="14.15cm" svg:x2="13.3cm" svg:y2="7.25cm" draw:start-shape="id1" draw:start-glue-point="7" draw:end-shape="id4" draw:end-glue-point="7" svg:d="M16700 14150h502v-6900h-3902" svg:viewBox="0 0 3903 6901">
          <text:p text:style-name="P4">NIE</text:p>
        </draw:connector>
        <draw:connector draw:style-name="gr8" draw:text-style-name="P5" draw:layer="layout" svg:x1="16.865cm" svg:y1="19.356cm" svg:x2="7.2cm" svg:y2="2.6cm" draw:start-shape="id2" draw:start-glue-point="0" draw:end-shape="id3" draw:end-glue-point="1" svg:d="M16865 19356v-16756h-9665" svg:viewBox="0 0 9666 16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4T19:26:08.378539629</dc:date>
    <meta:editing-duration>PT35M38S</meta:editing-duration>
    <meta:editing-cycles>10</meta:editing-cycles>
    <meta:generator>LibreOffice/6.0.3.2$Linux_X86_64 LibreOffice_project/00m0$Build-2</meta:generator>
    <meta:document-statistic meta:object-count="14"/>
  </office:meta>
</office:document-meta>
</file>